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c7ee" officeooo:paragraph-rsid="000fc7ee"/>
    </style:style>
    <style:style style:name="P2" style:family="paragraph" style:parent-style-name="Standard" style:list-style-name="L1">
      <style:paragraph-properties fo:text-align="justify" style:justify-single-word="false"/>
      <style:text-properties officeooo:rsid="000fc7ee" officeooo:paragraph-rsid="000fc7ee"/>
    </style:style>
    <style:style style:name="T1" style:family="text">
      <style:text-properties officeooo:rsid="0010592d"/>
    </style:style>
    <style:style style:name="T2" style:family="text">
      <style:text-properties officeooo:rsid="0011fd80"/>
    </style:style>
    <style:style style:name="T3" style:family="text">
      <style:text-properties officeooo:rsid="00123508"/>
    </style:style>
    <style:style style:name="T4" style:family="text">
      <style:text-properties officeooo:rsid="0015213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ROUP COMMUNICATION</text:p>
      <text:p text:style-name="P1"/>
      <text:list xml:id="list3927531109" text:style-name="L1">
        <text:list-item>
          <text:p text:style-name="P2">Arquitetura: grafo não-dirigido com no máximo 3 conexões. Node atua como servidor e cliente RMI-<text:span text:style-name="T2">Java</text:span>, e guarda uma lista de Ips que tem conexã<text:span text:style-name="T1">o e uma lista com todos os Ips do grupo.</text:span></text:p>
          <text:p text:style-name="P2"/>
        </text:list-item>
        <text:list-item>
          <text:p text:style-name="P2">Procedimento em eventos:</text:p>
          <text:list>
            <text:list-item>
              <text:p text:style-name="P2">Novo elemento no grupo: Novo elemento pede entrada a um nó do grupo M → M procura recursivamente um nó de “caminho” menor N <text:span text:style-name="T2">(já enviando a todos os nós o IP do novo nó do grupo)</text:span>→ retorna o IP de N ao novo elemento para se conectar →<text:span text:style-name="T1"> o novo elemento se conecta e recebe uma copia da lista de todos os Ips do grupo de seu pai e cria sua lista de conexões.</text:span></text:p>
              <text:p text:style-name="P2"><text:s text:c="2"/></text:p>
            </text:list-item>
            <text:list-item>
              <text:p text:style-name="P2">Elemento sai do grupo: Notifica vizinhos de saída → vizinhos apagam o IP do node que deseja sair de sua tabela de conexões <text:span text:style-name="T1">e da tabela total</text:span></text:p>
              <text:p text:style-name="P2"/>
            </text:list-item>
            <text:list-item>
              <text:p text:style-name="P2">Elemento falha: <text:span text:style-name="T2">Quando um dos nós tenta enviar um mensagem ou se conectar a um nó falho ou que já saiu do sistema → <text:s/>retorna connection refused no protocolo RIM → Ip apagado da lista total e da lista de conexões do nó </text:span></text:p>
              <text:p text:style-name="P2"/>
            </text:list-item>
            <text:list-item>
              <text:p text:style-name="P2">Envio de mensagens: <text:span text:style-name="T3">Um nó envia mensagens para os nós da sua tabela de conexões → e assim que recebe uma mensagem encaminha ela para suas conexões</text:span></text:p>
              <text:p text:style-name="P2"/>
            </text:list-item>
            <text:list-item>
              <text:p text:style-name="P2">módulo grAdmin: <text:s/><text:span text:style-name="T4">Percorre o grafo a partir do Ip passado coletando as infos e atualizando as listas de ip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2-05T10:07:15.397008907</meta:creation-date>
    <dc:date>2019-12-05T18:22:17.394626513</dc:date>
    <meta:editing-duration>PT4M43S</meta:editing-duration>
    <meta:editing-cycles>2</meta:editing-cycles>
    <meta:generator>LibreOffice/6.3.3.2.0$Linux_X86_64 LibreOffice_project/efd344762d9d19af2cac84c1651e18355008a6ed</meta:generator>
    <meta:document-statistic meta:table-count="0" meta:image-count="0" meta:object-count="0" meta:page-count="1" meta:paragraph-count="13" meta:word-count="241" meta:character-count="1201" meta:non-whitespace-character-count="975"/>
  </office:meta>
</office:document-meta>
</file>